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alibri" svg:font-family="calibri, helvetica, sans-serif"/>
    <style:font-face style:name="calibri1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style:font-name="calibri" fo:font-size="12pt"/>
    </style:style>
    <style:style style:name="P4" style:family="paragraph" style:parent-style-name="Text_20_body">
      <style:text-properties fo:color="#000000" style:font-name="calibri" fo:font-size="12pt" officeooo:paragraph-rsid="0012d280" style:font-name-asian="calibri" style:font-size-asian="12pt" style:font-name-complex="calibri" style:font-size-complex="12pt"/>
    </style:style>
    <style:style style:name="P5" style:family="paragraph" style:parent-style-name="Text_20_body">
      <style:text-properties fo:color="#000000" style:font-name="calibri" fo:font-size="12pt" fo:language="en" fo:country="IN"/>
    </style:style>
    <style:style style:name="P6" style:family="paragraph" style:parent-style-name="Text_20_body">
      <style:text-properties fo:color="#000000" style:font-name="calibri" fo:font-size="12pt" fo:language="en" fo:country="IN" style:font-name-asian="calibri" style:font-size-asian="12pt" style:font-name-complex="calibri" style:font-size-complex="12pt"/>
    </style:style>
    <style:style style:name="P7" style:family="paragraph" style:parent-style-name="Text_20_body">
      <style:text-properties fo:color="#000000" style:font-name="calibri" fo:font-size="12pt" officeooo:paragraph-rsid="0012d280"/>
    </style:style>
    <style:style style:name="P8" style:family="paragraph" style:parent-style-name="Text_20_body">
      <style:text-properties fo:color="#000000" style:font-name="calibri" fo:font-size="12pt" officeooo:rsid="0012d280" officeooo:paragraph-rsid="0012d280"/>
    </style:style>
    <style:style style:name="P9" style:family="paragraph" style:parent-style-name="Text_20_body">
      <style:text-properties fo:color="#000000" style:font-name="calibri" fo:font-size="12pt" officeooo:paragraph-rsid="0015621d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  <style:text-properties fo:color="#000000"/>
    </style:style>
    <style:style style:name="P13" style:family="paragraph" style:parent-style-name="Text_20_body">
      <style:paragraph-properties fo:margin-top="0cm" fo:margin-bottom="0cm" style:contextual-spacing="false"/>
      <style:text-properties fo:color="#000000" style:font-name="calibri" fo:font-size="12pt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color="#000000" style:font-name="calibri" fo:font-size="12pt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style:font-name="calibri" fo:font-size="12pt" style:font-name-asian="calibri" style:font-size-asian="12pt" style:font-name-complex="calibri" style:font-size-complex="12pt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style:font-name="calibri1" fo:font-size="11pt"/>
    </style:style>
    <style:style style:name="T1" style:family="text">
      <style:text-properties style:font-name="calibri" fo:font-size="12pt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4" style:family="text">
      <style:text-properties officeooo:rsid="0012d280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Horizontal_20_Line"><text:bookmark text:name="zwchr"/></text:p>
      <text:p text:style-name="P10"/>
      <text:section text:style-name="Sect1" text:name="divtagdefaultwrapper">
        <text:p text:style-name="P13">Team,</text:p>
        <text:list xml:id="list5723732874214688949" text:style-name="L2">
          <text:list-item>
            <text:p text:style-name="P14">Only refer relevant questions like(all c,linux,your project related).</text:p>
          </text:list-item>
        </text:list>
        <text:p text:style-name="P12">      <text:span text:style-name="T1">2. if you know ARM than refer question.</text:span></text:p>
        <text:p text:style-name="P10"/>
        <text:p text:style-name="P13"/>
        <text:p text:style-name="Text_20_body"/>
        <text:p text:style-name="Horizontal_20_Line"/>
        <text:section text:style-name="Sect1" text:name="divRplyFwdMsg">
          <text:p text:style-name="P16"/>
          <text:p text:style-name="P12"> </text:p>
        </text:section>
        <text:section text:style-name="Sect1" text:name="x_divtagdefaultwrapper">
          <text:p text:style-name="P15">1. Explain i2c protocol?<text:line-break/>    2. In i2c how many addressing modes are available?<text:line-break/>    3. How you will get the client address?<text:line-break/>    4. How you will send multiple bytes using i2c protocol?<text:line-break/>    5. How you will insert the module?<text:line-break/>    6. How you will list the inserted module?<text:line-break/>    7. What is adb?<text:line-break/>    8. Explain some adb commands?<text:line-break/>    9. Write one simple hello world module?<text:line-break/>    10. How you will build the customized kernel?<text:line-break/>    11. Explain Kernel building procedure?<text:line-break/>    12. Projects explanation and questions related to projects..<text:line-break/>    13. How you build the toolchain<text:line-break/>    14. What is device tree in linux? and what is the use of device tree?<text:line-break/>    15. What is spinlocks?<text:line-break/>    16. What are the different type of memory zones in linux memory management?<text:line-break/>    17. What is DMA?<text:line-break/>    18. What is cycle stealing in DMA?</text:p>
          <text:p text:style-name="P13">1) C program to reverse the singly linked list<text:line-break/>   2) Difference between spinlock and mutex. Real time usage experience in the project and using mutex inside spinlock.<text:line-break/>   3) Tools and debuggers used in the projects</text:p>
          <text:p text:style-name="P2"> <text:span text:style-name="T1">How the interrupt handled and what is the role of interrupt table?<text:line-break/>    RTOS- Priority inversion<text:line-break/>    Explain Callback function/Function pointer<text:line-break/>    Bit Wise operation (Toggle the bit and set the bit)<text:line-break/>    Macro of sizeof<text:line-break/>    What and use is Static function with example?<text:line-break/>    Memory Layout of a process in detail (Stack and heap grown direction, data </text:span><text:soft-page-break/><text:span text:style-name="T1">segments sections)<text:line-break/>    Memory management (Page allocation)<text:line-break/>    Dynamic memory allocation (malloc, calloc)<text:line-break/>    Android Layers<text:line-break/>    Activity life cycle<text:line-break/>    Why All the activity will go in background while playing Video but not when Audio?</text:span></text:p>
          <text:p text:style-name="P13"/>
          <text:p text:style-name="Text_20_body"/>
          <text:p text:style-name="Horizontal_20_Line"/>
          <text:section text:style-name="Sect1" text:name="x_divRplyFwdMsg">
            <text:p text:style-name="P12"/>
          </text:section>
          <text:section text:style-name="Sect1" text:name="x_x_divtagdefaultwrapper">
            <text:p text:style-name="P4">1.Explain about containerof() &amp; list_for_each_entry<text:line-break/>2.Read data from file store it into a integer variable    <text:line-break/>    ex :1234<text:line-break/>3.impliment sscanf()<text:line-break/><text:line-break/>4.char *p="123";<text:line-break/> int *a = (int *)p;<text:line-break/> printf("%d",a);</text:p>
            <text:p text:style-name="P4"><text:span text:style-name="T4">O/P:- Address of a store(p).</text:span><text:line-break/><text:line-break/>what is o/p ? explain with respect to memory locations.<text:line-break/>5.Reverse a doubly linked list(kernel model double linked list)<text:line-break/><text:line-break/>6.Api getsockfd(cpu_num) takes cpu number as argument &amp; return sockfd.All cpus whose sockfd is same belongs to cluster of id N.<text:line-break/>    write a functions 1.store info about cpus &amp; cluster_id in an array cluster_id[cpu_num],cluster_cpus[cluster_id_num]. <text:line-break/>              2.Takes argument as cluster id/cpu_num and return cpus_bitmask of cluster_id/cluster_id number of cpu.<text:line-break/><text:line-break/><text:line-break/><text:line-break/>2nd round :<text:line-break/>1.compilation process(main.c to a.out) <text:line-break/>2.memory layout of executable<text:line-break/>3.About Heap &amp; Dynamic memory allocation functions(malloc,calloc,realloc,free)<text:line-break/>4.<text:line-break/>    int i;<text:line-break/>    static int i;<text:line-break/>    main() {<text:line-break/><text:soft-page-break/>        ...<text:line-break/>    }    </text:p>
            <text:p text:style-name="P4"><text:span text:style-name="T4">O/P:- Error.</text:span></text:p>
            <text:p text:style-name="P4"><text:line-break/>    1.Any error? if not why?<text:line-break/>    2.about storage class specifiers?<text:line-break/>    3.Initial value of i? ....</text:p>
            <text:p text:style-name="P10"/>
            <text:p text:style-name="P3">C &amp; ds:<text:line-break/><text:line-break/>1.reverse doubly linked list<text:line-break/>2.Generate bit mask from bit 15 to 19.<text:line-break/>3.swap adjecent nodes of doubly linked list (swap links &amp; swap data)<text:line-break/>4.why volatile,need of it <text:line-break/>5.what happens if u free two times in dynamic memory allocation <text:line-break/>6.different segments of a binary(.o file) <text:line-break/>7.Thread1 printing even numbers(0246..) ,thread2 printing odd numbers(1357...) ,then print numbers in sequence(012345....).<text:line-break/>8.copying 3rd and 2nd bytes from a variable to 2nd and 3rd byte positions in another variable without affecting 1st and 4th bytes.<text:line-break/>9.how to concatenate 3 bits from a variable and 4 bits from another variable<text:line-break/>10.extracting bits in between two bit positions<text:line-break/>11.Bit masking<text:line-break/>12.reversing a circular singly linked list<text:line-break/>13.About strcpy,memcpy<text:line-break/>14.Explanation about Rotating Matrix to 90 degrees.</text:p>
            <text:p text:style-name="P10"/>
            <text:p text:style-name="P13">Arm :<text:line-break/><text:line-break/>1.Arm block diagram(ARM7TDMI),pipeline<text:line-break/>2.Arm modes &amp; what is need of modes<text:line-break/>3.How you enter into different modes<text:line-break/>4.Any Assembly instructions related to ARM<text:line-break/>5.Is thumb instruction execute in 16 bit format or in 32 bit.<text:line-break/>6.what BX Instruction will do.<text:line-break/>7.How it achive multi tasking ,protection &amp; security in ARM modes<text:line-break/>8.About MMU ,CACHE</text:p>
            <text:p text:style-name="P3">Project :<text:line-break/><text:line-break/>1.I2C protocol<text:line-break/>2.Data structures related to i2c</text:p>
            <text:p text:style-name="P10"><text:soft-page-break/></text:p>
            <text:p text:style-name="P10"/>
            <text:p text:style-name="P7">1) char *ptr = "Linux";<text:line-break/>   printf("\n[%c]\n",*ptr++);<text:line-break/>   printf("\n[%c]\n",*ptr);<text:line-break/><text:span text:style-name="T4">O/P:-</text:span></text:p>
            <text:p text:style-name="P8">[l]</text:p>
            <text:p text:style-name="P7"><text:span text:style-name="T4">[i]</text:span><text:line-break/></text:p>
            <text:p text:style-name="P7">2) difference between const int *p and int *const p<text:line-break/>3)difference between array of pointers and pointer to array<text:line-break/>4) char *p1 = "name";<text:line-break/>   char *p2;<text:line-break/>   p2 = (char *)malloc(20);<text:line-break/>   memset(p2,0,20);<text:line-break/>   while(*p2++ = *p1++);<text:line-break/>   printf("%sn",p2);</text:p>
            <text:p text:style-name="P8">O/P:- n</text:p>
            <text:p text:style-name="P7"><text:line-break/>5) char *p1 = "Cisco Systems";<text:line-break/>   *p1++;<text:line-break/>   printf("%s\n",p1);<text:line-break/>   p1++;<text:line-break/>   printf("%s\n",p1);<text:line-break/><text:span text:style-name="T4">O/P:- isco Systems</text:span></text:p>
            <text:p text:style-name="P7"><text:span text:style-name="T4"><text:s text:c="8"/>sco Systems</text:span><text:line-break/> <text:s/></text:p>
            <text:p text:style-name="P9">6)program to reverse a string without using temp string &amp; with using temp string.<text:line-break/>7) program to reverse singly linked list<text:line-break/>8) declare an array of pointers to chars<text:line-break/>9) find the number of set bits in a char array<text:line-break/><text:line-break/>10) program to rotate a matrix 90 degrees.<text:line-break/>ex: Eg: Input-<text:line-break/>    1 2 3<text:line-break/>    4 5 6<text:line-break/>    7 8 9<text:line-break/>    Output-<text:line-break/>    7 4 1<text:line-break/><text:soft-page-break/>        8 5 2<text:line-break/>    9 6 3<text:line-break/>11)difference between static keyword &amp; extern keyword with example<text:line-break/>12)difference between local static &amp; global static with example<text:line-break/>13)int *fun(int val) {<text:line-break/>    int a = val;<text:line-break/>    return &amp;a;<text:line-break/>    }<text:line-break/>    int main() {<text:line-break/>    int a =10;<text:line-break/>    int *p;<text:line-break/>    p = fun(a);<text:line-break/>    pf("%d\n",p);<text:line-break/>     }<text:line-break/><text:span text:style-name="T4">O/P:- Address of a</text:span><text:line-break/>is there any problem with above pgm?if yes explain.<text:line-break/><text:line-break/><text:line-break/>14)diffrence between malloc &amp; calloc</text:p>
            <text:p text:style-name="P10"/>
            <text:p text:style-name="P3">1. Explain the display driver architecture<text:line-break/>       2. What are the issues you faced<text:line-break/>       3. Explain the driver file modifications in i2c and explain i2c protocol<text:line-break/>       4. Explain VFS<text:line-break/>       5. Explain the character driver template anf explain the flow from app to hardware<text:line-break/>       6. How the interrupt wil come and how it will be handled in linux<text:line-break/>       7. What is spinlock, where it will be used<text:line-break/>       8. What is interrupt context<text:line-break/>       9. Design one architecture......interrupt came from hardware and ...driver is character driver...how it will be intimated to application?<text:line-break/><text:line-break/> 1. Explain the boot sequence procedure<text:line-break/>      2. Explain different modes in ARM?<text:line-break/>      3. Explain registers in ARM?<text:line-break/>      4. What is the difference between fiq and irq?<text:line-break/>      5. How the interrupt will be handled in ARM?<text:line-break/>      6. What are the synchronization techniques in linux?<text:line-break/>      7. Why isr will be divided into two parts and bottom halves implementation methods and their differences?<text:line-break/>      9. Difference between malloc() and calloc()?<text:line-break/>     10. Difference between kmalloc() and vmalloc()?<text:line-break/>     11. Implement your own malloc()?<text:line-break/><text:soft-page-break/>     12. What arfe the scheduling algorithms?<text:line-break/>     13. What is the difference between process and thread?<text:line-break/>     14. create one process..create three threads(t1, t2, t3) inside the process..declare one array (with 1 to 10 numbers) globally...print 1        to 5 in t1, print 6 to 8 in t2 and print 9 to 10 in t3.<text:line-break/>     15. What is the difference between global variables and static variables?<text:line-break/>     16. What are the different issues you faced? and how you debugged?<text:line-break/>     17. Explain the vsync?<text:line-break/>     18. Write one structure for doubly linked list and create list with 3 elements?</text:p>
            <text:p text:style-name="P3">1.Tell me about your current project.<text:line-break/>2.Explain i2c protocol<text:line-break/>3.what is bus arbitration in i2c protocol comminucation?<text:line-break/>4.How application will write on to the framebuffer device?<text:line-break/>5.What is the difference between virtual memory and physical memory?<text:line-break/>6.How application will write on to the framabuffer device in android?<text:line-break/>7.How will you calculate the scrren size?<text:line-break/>8.How frequently surfaceflinger will update the rendering frame for display?<text:line-break/>9.What is VSYNC?<text:line-break/>10.What is double buffering?<text:line-break/>11.How framebuffer will take data from surfaceflinger?</text:p>
            <text:p text:style-name="P9">1.What is SurfaceFlinger?<text:line-break/>2.What is composition and rendering?<text:line-break/>3.What is HWcomposer?<text:line-break/>4.Who will decide composition?<text:line-break/>5.What is fence?<text:line-break/>6.What these apis will do in hwcomposer, prepare() and set()?<text:line-break/>7.What is mdp?, Why qualcomm introduced mdp?<text:line-break/>8.What is vsync? how it is reached to application?<text:line-break/>9.What is the difference between process and thread?<text:line-break/>10.what is the output?<text:line-break/><text:line-break/>int a = 10;<text:line-break/>int b=a++;<text:line-break/>a = ++a;<text:line-break/>a = a++;<text:line-break/>int c = ++a;<text:line-break/>a = ++a;<text:line-break/>printf("%d %d %d\n", c,b,a);<text:line-break/><text:span text:style-name="T4">O/P:- 13 10 14</text:span><text:line-break/>2nd Round:<text:line-break/><text:line-break/>1.Draw the display architecture in android?<text:line-break/><text:soft-page-break/>2.Explain each and every block in display architecture?<text:line-break/>3.What is triple buffering?<text:line-break/>4.What is fence?<text:line-break/>5.What type of information will give activity manager and window manager to surfaceflinger?<text:line-break/>6.what is rendering and composition?<text:line-break/>7.what is the difference between memory mapped io and io mapped io?<text:line-break/>8.Write an instruction to access memory using memory mapped io?<text:line-break/>9.What is volatile?<text:line-break/>10.Write a program create 2d array and print the elements?<text:line-break/><text:line-break/><text:line-break/><text:line-break/><text:line-break/><text:line-break/>1. What is mutex?<text:line-break/>2. What is spinlock?<text:line-break/>3. What is thread? How you will create new thread?<text:line-break/>4. What is device driver?<text:line-break/>5. How you will write new device driver?<text:line-break/>6. What is memory leak? How you will findout the memory leak?<text:line-break/>7. Give me the logic for this question<text:line-break/>     int arr[100] = { 1 to 100} ---&gt; but one number is missed in this array<text:line-break/>    how you will findout that number without printing array?<text:line-break/>8. What is linked list?<text:line-break/>9. How you will delete the node in a linked list?<text:line-break/>10. What is kernel panic?<text:line-break/>11. How to resolve kernel panic?<text:line-break/>12. How you will analyse the crash issue?</text:p>
            <text:p text:style-name="P10"/>
            <text:p text:style-name="P16"/>
            <text:section text:style-name="Sect1" text:name="x_x_divRplyFwdMsg">
              <text:p text:style-name="P12"> </text:p>
            </text:section>
            <text:p text:style-name="P6">Team ,</text:p>
            <text:p text:style-name="P5">Please refer c,dc ,linux internal question.</text:p>
            <text:p text:style-name="P2"> </text:p>
            <text:p text:style-name="P2"> </text:p>
            <text:p text:style-name="P5"/>
          </text:section>
        </text:section>
      </text:section>
      <text:p text:style-name="P10"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calibri" svg:font-family="calibri, helvetica, sans-serif"/>
    <style:font-face style:name="calibri1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19:18.926990779</meta:creation-date>
    <dc:date>2018-02-21T20:36:15.967221961</dc:date>
    <meta:editing-duration>PT1H11M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7" meta:paragraph-count="31" meta:word-count="1405" meta:character-count="8997" meta:non-whitespace-character-count="7120"/>
  </office:meta>
</office:document-meta>
</file>